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22:13:46.2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0:22:34.704000000</dc:date>
    <meta:editing-duration>PT22H29M24S</meta:editing-duration>
    <meta:editing-cycles>793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 as Object ' 出力シート
Dim sheetName As String ' シートの名前
Dim sheetName_1obj As String ' シートの名前
Dim sheetName_2up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
sheetNames(2) = oSheet0.getCellByPosition( 5, 16 ).String &amp; "_up"
sheetNames(3) = oSheet0.getCellByPosition( 5, 18 ).String ' layers
sheetNames(4) = oSheet0.getCellByPosition( 5, 18 ).String &amp; "_obj"
sheetNames(5) = oSheet0.getCellByPosition( 5, 18 ).String &amp; "_up"
sheetNames(6) = oSheet0.getCellByPosition( 5, 20 ).String ' stateMachines
sheetNames(7) = oSheet0.getCellByPosition( 5, 20 ).String &amp; "_obj"
sheetNames(8) = oSheet0.getCellByPosition( 5, 20 ).String &amp; "_up"
sheetNames(9) = oSheet0.getCellByPosition( 5, 22 ).String ' states
sheetNames(10) = oSheet0.getCellByPosition( 5, 22 ).String &amp; "_obj"
sheetNames(11) = oSheet0.getCellByPosition( 5, 22 ).String &amp; "_up"
sheetNames(12) = oSheet0.getCellByPosition( 5, 24 ).String ' transitions
sheetNames(13) = oSheet0.getCellByPosition( 5, 24 ).String &amp; "_obj"
sheetNames(14) = oSheet0.getCellByPosition( 5, 24 ).String &amp; "_up"
sheetNames(15) = oSheet0.getCellByPosition( 5, 26 ).String ' conditions
sheetNames(16) = oSheet0.getCellByPosition( 5, 26 ).String &amp; "_obj"
sheetNames(17) = oSheet0.getCellByPosition( 5, 26 ).String &amp; "_up"
sheetNames(18) = oSheet0.getCellByPosition( 5, 28 ).String ' positions
sheetNames(19) = oSheet0.getCellByPosition( 5, 28 ).String &amp; "_obj"
sheetNames(20) = oSheet0.getCellByPosition( 5, 28 ).String &amp; "_up"
sheetNames(21) = oSheet0.getCellByPosition( 5, 30 ).String ' updateRequest
sheetNames(22) = oSheet0.getCellByPosition( 5, 30 ).String &amp; "_obj"
sheetNames(23) = oSheet0.getCellByPosition( 5, 30 ).String &amp; "_up"

oDoc2 = StarDesktop.loadComponentFromURL("private:factory/scalc", "_blank", 0, Dummy()) ' ブックを新規作成

'--------------------------------------------------------------------------------
' 最初からあるシートを名前変更

oSheet_2up = oDoc2.Sheets(0)
oSheet_2up.Name = sheetNames(2)

'作成したシートへの書込
ReadOds(oDoc1, oDoc2, sheetNames(0), sheetNames(1), sheetNames(2) ) ' ODS読込み

'--------------------------------------------------------------------------------
' ３つ目以降のシートを作成

Dim index As Integer

For index = 3 To 18 Step 3

	sheetName = sheetNames(index)
	sheetName_1obj = sheetNames(index+1)
	sheetName_2up = sheetNames(index+2)
	
	' 更新要求シートを追加
	if oDoc2.getSheets().hasByName(sheetName_2up) = false then
		oDoc2.getSheets().insertNewByName(sheetName_2up,index)
	end if
	oSheet_2up = oDoc2.getSheets().getByName(sheetName_2up)
	
	'作成したシートへの書込
	ReadOds(oDoc1, oDoc2, sheetName, sheetName_1obj, sheetName_2up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 As String )

	' ビューを、そのまま　更新要求シート　にコピーする。

	Dim oSheet_1view As Object
	oSheet_1view      = oDoc1.getSheets().getByName( sheetName_1view )

	Dim oSheet_1obj As Object
	oSheet_1obj      = oDoc1.getSheets().getByName( sheetName_1obj )

	Dim oSheet_2up As Object
	oSheet_2up = oDoc2.getSheets().getByName( sheetName_2up )


	Dim column_1view As Integer
	Dim columnLen_1view As Integer
	Dim row_1view As Integer
	Dim column_1obj As Integer
	Dim row_1obj As Integer
	Dim rowLen_1obj As Integer

	' ビュー・シートの 1行目の [EOL] を探す
	column_1view = 0
    Do While "[EOL]"&lt;&gt;oSheet_1view.getCellByPosition( column_1view, 0 ).String
	    	column_1view = column_1view + 1
    Loop
    columnLen_1view = column_1view - 1 ' EOLはカウントしないので 1 引く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 As Integer
	Dim row_2up As Integer
	Dim oCell_2up As Object
	Const categoryColumn_2up = 0
	Const keyColumn_2up = 1
	Const nameColumn_2up = 2
	Const oldColumn_2up = 3
	Const newColumn_2up = 4
	Const deleteColumn_2up = 5
	
	Dim oCell_1view As Object
	Dim phase As Integer

	' ビュー・シート( ～_view )と、中間シート（ ～_obj ）を読取り、
	' 更新要求シート（ ～_up ）の書き出し
	oDoc2.getCurrentController().setActiveSheet( oSheet_2up ) ' 更新要求シートをアクティブにする
	row_1view = 0
	row_2up = 0
    For row_1obj = 0 To rowLen_1obj ' 中間シートを垂直方向に走査する

		Dim name_1obj As String
		Dim type_1obj As String
		Dim key_1obj As String
		Const nameColumn_1obj = 0
		Const typeColumn_1obj = 1
		Const keyColumn_1obj = 2
		name_1obj	= oSheet_1obj.getCellByPosition( nameColumn_1obj, row_1obj ).String
		type_1obj	= oSheet_1obj.getCellByPosition( typeColumn_1obj, row_1obj ).String
		key_1obj		= oSheet_1obj.getCellByPosition( keyColumn_1obj, row_1obj ).String

		If phase = 0 Then
			' Identify フィールド
			If "Identify" = key_1obj	 Then
				oSheet_2up.getCellByPosition( categoryColumn_2up, row_2up ).String = "ＩＤカテ"
				oSheet_2up.getCellByPosition( keyColumn_2up, row_2up ).String = "ＩＤキー"
				oSheet_2up.getCellByPosition( nameColumn_2up, row_2up ).String = "ＩＤネーム"
				oSheet_2up.getCellByPosition( oldColumn_2up, row_2up ).String = "ＩＤ古"
				oSheet_2up.getCellByPosition( newColumn_2up, row_2up ).String = "ＩＤ新"
				oSheet_2up.getCellByPosition( deleteColumn_2up, row_2up ).String = "ＩＤ削"
		    	row_2up = row_2up + 1
			Else
				phase = phase + 1
			End If
		ElseIf phase = 2 Then
			' Presentable フィールド
			If "Presentable" = key_1obj	Then
				oSheet_2up.getCellByPosition( categoryColumn_2up, row_2up ).String = "名カテ"
				oSheet_2up.getCellByPosition( keyColumn_2up, row_2up ).String = "名キー"
				oSheet_2up.getCellByPosition( nameColumn_2up, row_2up ).String = "名ネーム"
				oSheet_2up.getCellByPosition( oldColumn_2up, row_2up ).String = "名古"
				oSheet_2up.getCellByPosition( newColumn_2up, row_2up ).String = "名新"
				oSheet_2up.getCellByPosition( deleteColumn_2up, row_2up ).String = "名削"
		    	row_2up = row_2up + 1
			Else
				phase = phase + 1
			End If	
		ElseIf phase = 4 Then
			' それ以外のフィールド
			If "#Skipped" = key_1obj Then
				' 出力していないフィールド
				' 無視する
			Else
				' 出力されているフィールド
				oSheet_2up.getCellByPosition( categoryColumn_2up, row_2up ).String = "項目カテ"
				oSheet_2up.getCellByPosition( keyColumn_2up, row_2up ).String = "項目キー"
				oSheet_2up.getCellByPosition( nameColumn_2up, row_2up ).String = "項目ネーム"
				oSheet_2up.getCellByPosition( oldColumn_2up, row_2up ).String = "項目古"
				oSheet_2up.getCellByPosition( newColumn_2up, row_2up ).String = "項目新"
				oSheet_2up.getCellByPosition( deleteColumn_2up, row_2up ).String = "項目削"
		    	row_2up = row_2up + 1
			End If	
		End If
		
		If phase = 1 Then
				' #Key フィールド
				oSheet_2up.getCellByPosition( categoryColumn_2up, row_2up ).String = "長IDカテ"
				oSheet_2up.getCellByPosition( keyColumn_2up, row_2up ).String = "長IDキー"
				oSheet_2up.getCellByPosition( nameColumn_2up, row_2up ).String = "長IDネーム"
				oSheet_2up.getCellByPosition( oldColumn_2up, row_2up ).String ="長ID古"
				oSheet_2up.getCellByPosition( newColumn_2up, row_2up ).String = "長ID新"
				oSheet_2up.getCellByPosition( deleteColumn_2up, row_2up ).String = "長ID削"
		    	row_2up = row_2up + 1
				phase = phase + 1
		ElseIf phase = 3 Then
				' #FullPath フィールド
				oSheet_2up.getCellByPosition( categoryColumn_2up, row_2up ).String = "長名カテ"
				oSheet_2up.getCellByPosition( keyColumn_2up, row_2up ).String = "長名キー"
				oSheet_2up.getCellByPosition( nameColumn_2up, row_2up ).String = "長名ネーム"
				oSheet_2up.getCellByPosition( oldColumn_2up, row_2up ).String ="長名古"
				oSheet_2up.getCellByPosition( newColumn_2up, row_2up ).String = "長名新"
				oSheet_2up.getCellByPosition( deleteColumn_2up, row_2up ).String = "長名削"
		    	row_2up = row_2up + 1
				phase = phase + 1
		End If

    Next
	oSheet_2up.getCellByPosition( columnLen_1view + 1, 0 ).String = "[EOL]" ' ヘッダー末尾に [EOL] を追加
	oSheet_2up.getCellByPosition( 0, row_2up ).String = "[EOF]" ' ファイル末尾に [EOF] を追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